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7.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Title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2" style:family="paragraph" style:parent-style-name="Heading_20_1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ame Session Summary – cut/paste/distribute as required</text:p>
      <text:list xml:id="list2314321400238970258" text:style-name="Outline">
        <text:list-item>
          <text:p text:style-name="P2">1. Strategy Options Reviewed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ession Question:</text:p>
            <text:p text:style-name="P5">Which PM Priorities To Tackle First?</text:p>
          </table:table-cell>
          <table:table-cell table:style-name="Table1.A1" office:value-type="string">
            <text:p text:style-name="P4">Answer/Strategy Option Explained: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Answer/Strategy Option:</text:p>
            <text:p text:style-name="P5">Improve product differentiation</text:p>
            <text:p text:style-name="P4">🏆🏆🏆🏆</text:p>
          </table:table-cell>
          <table:table-cell table:style-name="Table1.A1" office:value-type="string">
            <text:p text:style-name="P4">Develop unique positioning, update messaging, and reinforce value across customer touchpoints.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Answer/Strategy Option:</text:p>
            <text:p text:style-name="P5">Expand into new markets</text:p>
            <text:p text:style-name="P4">🏆🏆</text:p>
          </table:table-cell>
          <table:table-cell table:style-name="Table1.A1" office:value-type="string">
            <text:p text:style-name="P4">Evaluate underserved regions and pursue partnerships with local distributors.</text:p>
          </table:table-cell>
        </table:table-row>
        <table:table-row table:style-name="Table1.1">
          <table:table-cell table:style-name="Table1.A1" office:value-type="string">
            <text:p text:style-name="P4">Answer/Strategy Option:</text:p>
            <text:p text:style-name="P5">Reduce operational costs</text:p>
            <text:p text:style-name="P4">🏆🏆🏆</text:p>
          </table:table-cell>
          <table:table-cell table:style-name="Table1.A1" office:value-type="string">
            <text:p text:style-name="P4">Identify inefficient processes, renegotiate contracts, and optimize workflows.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Answer/Strategy Option:</text:p>
            <text:p text:style-name="P5">Diversify revenue streams</text:p>
            <text:p text:style-name="P4">🏆</text:p>
          </table:table-cell>
          <table:table-cell table:style-name="Table1.A1" office:value-type="string">
            <text:p text:style-name="P4">Explore complementary services and subscription-based offerings to stabilize income.</text:p>
            <text:p text:style-name="P4"/>
          </table:table-cell>
        </table:table-row>
      </table:table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">Answer/Strategy Option:</text:p>
            <text:p text:style-name="P5">qqqqqqqqqqqqqqqqqqqqq</text:p>
            <text:p text:style-name="P5">🏆🏆</text:p>
          </table:table-cell>
          <table:table-cell table:style-name="Table2.A1" office:value-type="string">
            <text:p text:style-name="P4">xxxxxxxxxxxxxxxxxxxxxxxx</text:p>
          </table:table-cell>
        </table:table-row>
        <table:table-row table:style-name="Table2.1">
          <table:table-cell table:style-name="Table2.A1" office:value-type="string">
            <text:p text:style-name="P4">Answer/Strategy Option:</text:p>
            <text:p text:style-name="P5">rrrrrrrrrrrrrrrrrrrrrrrr</text:p>
            <text:p text:style-name="P4">🏆🏆🏆</text:p>
          </table:table-cell>
          <table:table-cell table:style-name="Table2.A1" office:value-type="string">
            <text:p text:style-name="P4">yyyyyyyyyyyyyyyyyyyyyyyyy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Answer/Strategy Option:</text:p>
            <text:p text:style-name="P5">uuuuuuuuuuuuuuu</text:p>
            <text:p text:style-name="P4">🏆🏆</text:p>
          </table:table-cell>
          <table:table-cell table:style-name="Table2.A1" office:value-type="string">
            <text:p text:style-name="P4">zzzzzzzzzzzz</text:p>
          </table:table-cell>
        </table:table-row>
        <table:table-row table:style-name="Table2.1">
          <table:table-cell table:style-name="Table2.A1" office:value-type="string">
            <text:p text:style-name="P4">Answer/Strategy Option:</text:p>
            <text:p text:style-name="P5">tttttttttttttttttttt</text:p>
            <text:p text:style-name="P4">🏆🏆🏆</text:p>
          </table:table-cell>
          <table:table-cell table:style-name="Table2.A1" office:value-type="string">
            <text:p text:style-name="P4">wwwwwwwwwwwwwwww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Answer/Strategy Option:</text:p>
            <text:p text:style-name="P5">sssssssssssssssssssssssss</text:p>
            <text:p text:style-name="P4">🏆</text:p>
          </table:table-cell>
          <table:table-cell table:style-name="Table2.A1" office:value-type="string">
            <text:p text:style-name="P4">vvvvvvvvvvvvvvvvvvvvvvvvvv</text:p>
            <text:p text:style-name="P4"/>
          </table:table-cell>
        </table:table-row>
      </table:table>
      <text:list xml:id="list37837021" text:continue-numbering="true" text:style-name="Outline">
        <text:list-item>
          <text:p text:style-name="P2">Voters (By Engagement)</text:p>
        </text:list-item>
      </text:list>
      <text:p text:style-name="P3"/>
      <text:p text:style-name="P3">1. Analyst / Risk Optimization</text:p>
      <text:p text:style-name="P3">2. Advocate / Market Ethics</text:p>
      <text:p text:style-name="P3">3. Designer / Accessibility</text:p>
      <text:p text:style-name="P3">4. Observer / Competitive Trends</text:p>
      <text:list xml:id="list37834491" text:continue-numbering="true" text:style-name="Outline">
        <text:list-item>
          <text:p text:style-name="P2">Key Issues Discussed</text:p>
        </text:list-item>
      </text:list>
      <text:p text:style-name="P3">- How to compete against lower-priced alternatives<text:line-break/>- Whether our target customers value innovation vs price<text:line-break/>- How much capacity the team has to support product diversification</text:p>
      <text:list xml:id="list37831188" text:continue-numbering="true" text:style-name="Outline">
        <text:list-item>
          <text:p text:style-name="P2"><text:soft-page-break/>Voting Rationale (AI Summary)</text:p>
        </text:list-item>
      </text:list>
      <text:p text:style-name="P3">Most Voters favored 'Improve product differentiation' due to its low implementation complexity and clear alignment with the company's long-term vision. Discussions emphasized speed to impact and brand clarity. Voters enhanced the voting-weight of Voters whose claimed Function best paired with actionable recommendations or evidence of cross-functional benefit.</text:p>
      <text:list xml:id="list37846750" text:continue-numbering="true" text:style-name="Outline">
        <text:list-item>
          <text:p text:style-name="P2">Option Recognition</text:p>
        </text:list-item>
      </text:list>
      <text:p text:style-name="Text_20_body"><text:span text:style-name="T1"/></text:p>
      <text:p text:style-name="P3">🏆🏆🏆🏆 - Most Preferred Strategy: <text:span text:style-name="T2">Improve product differentiation</text:span></text:p>
      <text:p text:style-name="P3">🏆 - Lease Preferred Strategy: <text:span text:style-name="T2">Diversify revenue streams</text:span></text:p>
      <text:list xml:id="list37847787" text:continue-numbering="true" text:style-name="Outline">
        <text:list-item>
          <text:p text:style-name="P2">6. Outstanding Issues (AI-Inferred)</text:p>
        </text:list-item>
      </text:list>
      <text:p text:style-name="P3">- Who is responsible for messaging updates across departments?<text:line-break/>- What are the benchmarks to measure success of this strategy?<text:line-break/>- Will internal systems support the required changes in ti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18T17:57:01.75</dc:date>
    <meta:editing-duration>P0D</meta:editing-duration>
    <meta:generator>OpenOffice/4.1.15$Win32 OpenOffice.org_project/4115m2$Build-9813</meta:generator>
    <meta:document-statistic meta:table-count="2" meta:image-count="0" meta:object-count="0" meta:page-count="2" meta:paragraph-count="55" meta:word-count="285" meta:character-count="2163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